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4b30" officeooo:paragraph-rsid="00154b30"/>
    </style:style>
    <style:style style:name="P2" style:family="paragraph" style:parent-style-name="Header">
      <style:paragraph-properties fo:text-align="center" style:justify-single-word="false"/>
      <style:text-properties officeooo:rsid="00154b30" officeooo:paragraph-rsid="00154b30"/>
    </style:style>
    <style:style style:name="P3" style:family="paragraph" style:parent-style-name="Preformatted_20_Text">
      <style:paragraph-properties fo:text-align="center" style:justify-single-word="false"/>
      <style:text-properties fo:color="#2a6099" loext:opacity="100%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BOOTSTRAP</text:p>
      <text:p text:style-name="Preformatted_20_Text"/>
      <text:p text:style-name="Preformatted_20_Text">Documento en este archivo de texto el proceso de mi página web con Bootstra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4b30" officeooo:paragraph-rsid="00154b30"/>
    </style:style>
    <style:style style:name="MP2" style:family="paragraph" style:parent-style-name="Footer">
      <style:paragraph-properties fo:text-align="center" style:justify-single-word="false"/>
      <style:text-properties officeooo:rsid="00154b30" officeooo:paragraph-rsid="00154b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ES Francisco de goya-1º Desarrollo de aplicaciones web</text:p>
      </style:header>
      <style:footer>
        <text:p text:style-name="MP2">Alumna: Carolain Giselle Maccha Masabe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3-07T12:28:28.760396219</dc:date>
    <meta:editing-duration>PT1M15S</meta:editing-duration>
    <meta:editing-cycles>2</meta:editing-cycles>
    <meta:document-statistic meta:table-count="0" meta:image-count="0" meta:object-count="0" meta:page-count="1" meta:paragraph-count="5" meta:word-count="36" meta:character-count="235" meta:non-whitespace-character-count="204"/>
  </office:meta>
</office:document-meta>
</file>